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7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8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5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6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8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4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5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6" style:family="graphic">
      <style:graphic-properties style:protect="size" loext:decorative="false"/>
    </style:style>
    <style:style style:name="gr8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9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9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0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0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23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0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1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8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9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0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69cm" fo:min-width="0.61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7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8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3" style:family="graphic" style:parent-style-name="standard" style:list-style-name="L2">
      <style:graphic-properties draw:stroke="solid" draw:stroke-dash="Dashed_20__28_var_29__20_2" svg:stroke-width="0.03cm" svg:stroke-color="#fffff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69cm" fo:min-width="0.61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laptop" draw:style-name="gr1" xml:id="id1" draw:id="id1">
          <draw:custom-shape draw:style-name="gr2" draw:text-style-name="P1" draw:layer="layout" svg:width="2.5cm" svg:height="1.75cm" svg:x="5.91cm" svg:y="10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" draw:text-style-name="P2" draw:layer="layout" svg:width="2cm" svg:height="1.25cm" svg:x="6.16cm" svg:y="10.97cm">
            <text:p/>
          </draw:rect>
          <draw:custom-shape draw:style-name="gr4" draw:text-style-name="P1" draw:layer="layout" svg:width="3cm" svg:height="0.75cm" svg:x="5.66cm" svg:y="12.4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3" draw:layer="layout" svg:width="0.5cm" svg:height="0.13cm" svg:x="6.91cm" svg:y="12.9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1" draw:layer="layout" svg:width="2.5cm" svg:height="0.38cm" svg:x="5.91cm" svg:y="12.5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server" draw:style-name="gr1" xml:id="id4" draw:id="id4">
          <draw:g draw:style-name="gr1">
            <draw:rect draw:style-name="gr7" draw:text-style-name="P1" draw:layer="layout" svg:width="3cm" svg:height="0.625cm" svg:x="12.875cm" svg:y="1.405cm">
              <text:p/>
            </draw:rect>
            <draw:circle draw:style-name="gr8" draw:text-style-name="P1" draw:layer="layout" svg:width="0.125cm" svg:height="0.125cm" svg:x="13.125cm" svg:y="1.655cm">
              <text:p/>
            </draw:circle>
            <draw:circle draw:style-name="gr9" draw:text-style-name="P2" draw:layer="layout" svg:width="0.376cm" svg:height="0.375cm" svg:x="15.125cm" svg:y="1.53cm">
              <text:p/>
            </draw:circle>
            <draw:circle draw:style-name="gr10" draw:text-style-name="P1" draw:layer="layout" svg:width="0.125cm" svg:height="0.125cm" svg:x="13.626cm" svg:y="1.655cm">
              <text:p/>
            </draw:circle>
            <draw:circle draw:style-name="gr11" draw:text-style-name="P1" draw:layer="layout" svg:width="0.125cm" svg:height="0.125cm" svg:x="13.376cm" svg:y="1.655cm">
              <text:p/>
            </draw:circle>
            <draw:custom-shape draw:style-name="gr12" draw:text-style-name="P1" draw:layer="layout" svg:width="0.752cm" svg:height="0.125cm" svg:x="14.125cm" svg:y="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3" draw:text-style-name="P1" draw:layer="layout" svg:width="3cm" svg:height="0.625cm" svg:x="12.875cm" svg:y="2.03cm">
              <text:p/>
            </draw:rect>
            <draw:circle draw:style-name="gr14" draw:text-style-name="P1" draw:layer="layout" svg:width="0.125cm" svg:height="0.125cm" svg:x="13.125cm" svg:y="2.28cm">
              <text:p/>
            </draw:circle>
            <draw:circle draw:style-name="gr15" draw:text-style-name="P2" draw:layer="layout" svg:width="0.376cm" svg:height="0.375cm" svg:x="15.125cm" svg:y="2.155cm">
              <text:p/>
            </draw:circle>
            <draw:circle draw:style-name="gr16" draw:text-style-name="P1" draw:layer="layout" svg:width="0.125cm" svg:height="0.125cm" svg:x="13.626cm" svg:y="2.28cm">
              <text:p/>
            </draw:circle>
            <draw:circle draw:style-name="gr17" draw:text-style-name="P1" draw:layer="layout" svg:width="0.125cm" svg:height="0.125cm" svg:x="13.376cm" svg:y="2.28cm">
              <text:p/>
            </draw:circle>
            <draw:custom-shape draw:style-name="gr18" draw:text-style-name="P1" draw:layer="layout" svg:width="0.752cm" svg:height="0.125cm" svg:x="14.125cm" svg:y="2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9" draw:text-style-name="P1" draw:layer="layout" svg:width="3cm" svg:height="0.625cm" svg:x="12.875cm" svg:y="2.655cm">
              <text:p/>
            </draw:rect>
            <draw:circle draw:style-name="gr20" draw:text-style-name="P1" draw:layer="layout" svg:width="0.125cm" svg:height="0.125cm" svg:x="13.125cm" svg:y="2.905cm">
              <text:p/>
            </draw:circle>
            <draw:circle draw:style-name="gr21" draw:text-style-name="P2" draw:layer="layout" svg:width="0.376cm" svg:height="0.375cm" svg:x="15.125cm" svg:y="2.78cm">
              <text:p/>
            </draw:circle>
            <draw:circle draw:style-name="gr22" draw:text-style-name="P1" draw:layer="layout" svg:width="0.125cm" svg:height="0.125cm" svg:x="13.626cm" svg:y="2.905cm">
              <text:p/>
            </draw:circle>
            <draw:circle draw:style-name="gr23" draw:text-style-name="P1" draw:layer="layout" svg:width="0.125cm" svg:height="0.125cm" svg:x="13.376cm" svg:y="2.905cm">
              <text:p/>
            </draw:circle>
            <draw:custom-shape draw:style-name="gr24" draw:text-style-name="P1" draw:layer="layout" svg:width="0.752cm" svg:height="0.125cm" svg:x="14.125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25" draw:text-style-name="P1" draw:layer="layout" svg:width="3cm" svg:height="0.625cm" svg:x="12.875cm" svg:y="3.28cm">
              <text:p/>
            </draw:rect>
            <draw:circle draw:style-name="gr26" draw:text-style-name="P1" draw:layer="layout" svg:width="0.125cm" svg:height="0.125cm" svg:x="13.125cm" svg:y="3.53cm">
              <text:p/>
            </draw:circle>
            <draw:circle draw:style-name="gr27" draw:text-style-name="P2" draw:layer="layout" svg:width="0.376cm" svg:height="0.375cm" svg:x="15.125cm" svg:y="3.405cm">
              <text:p/>
            </draw:circle>
            <draw:circle draw:style-name="gr28" draw:text-style-name="P1" draw:layer="layout" svg:width="0.125cm" svg:height="0.125cm" svg:x="13.626cm" svg:y="3.53cm">
              <text:p/>
            </draw:circle>
            <draw:circle draw:style-name="gr29" draw:text-style-name="P1" draw:layer="layout" svg:width="0.125cm" svg:height="0.125cm" svg:x="13.376cm" svg:y="3.53cm">
              <text:p/>
            </draw:circle>
            <draw:custom-shape draw:style-name="gr30" draw:text-style-name="P1" draw:layer="layout" svg:width="0.752cm" svg:height="0.125cm" svg:x="14.125cm" svg:y="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name="server 1" draw:style-name="gr1" xml:id="id3" draw:id="id3">
          <draw:g draw:style-name="gr1">
            <draw:rect draw:style-name="gr31" draw:text-style-name="P1" draw:layer="layout" svg:width="3cm" svg:height="0.625cm" svg:x="1.389cm" svg:y="10.672cm">
              <text:p/>
            </draw:rect>
            <draw:circle draw:style-name="gr32" draw:text-style-name="P1" draw:layer="layout" svg:width="0.125cm" svg:height="0.125cm" svg:x="1.639cm" svg:y="10.922cm">
              <text:p/>
            </draw:circle>
            <draw:circle draw:style-name="gr33" draw:text-style-name="P2" draw:layer="layout" svg:width="0.376cm" svg:height="0.375cm" svg:x="3.639cm" svg:y="10.797cm">
              <text:p/>
            </draw:circle>
            <draw:circle draw:style-name="gr34" draw:text-style-name="P1" draw:layer="layout" svg:width="0.125cm" svg:height="0.125cm" svg:x="2.14cm" svg:y="10.922cm">
              <text:p/>
            </draw:circle>
            <draw:circle draw:style-name="gr35" draw:text-style-name="P1" draw:layer="layout" svg:width="0.125cm" svg:height="0.125cm" svg:x="1.89cm" svg:y="10.922cm">
              <text:p/>
            </draw:circle>
            <draw:custom-shape draw:style-name="gr36" draw:text-style-name="P1" draw:layer="layout" svg:width="0.752cm" svg:height="0.125cm" svg:x="2.639cm" svg:y="10.9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37" draw:text-style-name="P1" draw:layer="layout" svg:width="3cm" svg:height="0.625cm" svg:x="1.389cm" svg:y="11.297cm">
              <text:p/>
            </draw:rect>
            <draw:circle draw:style-name="gr38" draw:text-style-name="P1" draw:layer="layout" svg:width="0.125cm" svg:height="0.125cm" svg:x="1.639cm" svg:y="11.547cm">
              <text:p/>
            </draw:circle>
            <draw:circle draw:style-name="gr39" draw:text-style-name="P2" draw:layer="layout" svg:width="0.376cm" svg:height="0.375cm" svg:x="3.639cm" svg:y="11.422cm">
              <text:p/>
            </draw:circle>
            <draw:circle draw:style-name="gr40" draw:text-style-name="P1" draw:layer="layout" svg:width="0.125cm" svg:height="0.125cm" svg:x="2.14cm" svg:y="11.547cm">
              <text:p/>
            </draw:circle>
            <draw:circle draw:style-name="gr41" draw:text-style-name="P1" draw:layer="layout" svg:width="0.125cm" svg:height="0.125cm" svg:x="1.89cm" svg:y="11.547cm">
              <text:p/>
            </draw:circle>
            <draw:custom-shape draw:style-name="gr42" draw:text-style-name="P1" draw:layer="layout" svg:width="0.752cm" svg:height="0.125cm" svg:x="2.639cm" svg:y="11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43" draw:text-style-name="P1" draw:layer="layout" svg:width="3cm" svg:height="0.625cm" svg:x="1.389cm" svg:y="11.922cm">
              <text:p/>
            </draw:rect>
            <draw:circle draw:style-name="gr44" draw:text-style-name="P1" draw:layer="layout" svg:width="0.125cm" svg:height="0.125cm" svg:x="1.639cm" svg:y="12.172cm">
              <text:p/>
            </draw:circle>
            <draw:circle draw:style-name="gr45" draw:text-style-name="P2" draw:layer="layout" svg:width="0.376cm" svg:height="0.375cm" svg:x="3.639cm" svg:y="12.047cm">
              <text:p/>
            </draw:circle>
            <draw:circle draw:style-name="gr46" draw:text-style-name="P1" draw:layer="layout" svg:width="0.125cm" svg:height="0.125cm" svg:x="2.14cm" svg:y="12.172cm">
              <text:p/>
            </draw:circle>
            <draw:circle draw:style-name="gr47" draw:text-style-name="P1" draw:layer="layout" svg:width="0.125cm" svg:height="0.125cm" svg:x="1.89cm" svg:y="12.172cm">
              <text:p/>
            </draw:circle>
            <draw:custom-shape draw:style-name="gr48" draw:text-style-name="P1" draw:layer="layout" svg:width="0.752cm" svg:height="0.125cm" svg:x="2.639cm" svg:y="12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49" draw:text-style-name="P1" draw:layer="layout" svg:width="3cm" svg:height="0.625cm" svg:x="1.389cm" svg:y="12.547cm">
              <text:p/>
            </draw:rect>
            <draw:circle draw:style-name="gr50" draw:text-style-name="P1" draw:layer="layout" svg:width="0.125cm" svg:height="0.125cm" svg:x="1.639cm" svg:y="12.797cm">
              <text:p/>
            </draw:circle>
            <draw:circle draw:style-name="gr51" draw:text-style-name="P2" draw:layer="layout" svg:width="0.376cm" svg:height="0.375cm" svg:x="3.639cm" svg:y="12.672cm">
              <text:p/>
            </draw:circle>
            <draw:circle draw:style-name="gr52" draw:text-style-name="P1" draw:layer="layout" svg:width="0.125cm" svg:height="0.125cm" svg:x="2.14cm" svg:y="12.797cm">
              <text:p/>
            </draw:circle>
            <draw:circle draw:style-name="gr53" draw:text-style-name="P1" draw:layer="layout" svg:width="0.125cm" svg:height="0.125cm" svg:x="1.89cm" svg:y="12.797cm">
              <text:p/>
            </draw:circle>
            <draw:custom-shape draw:style-name="gr54" draw:text-style-name="P1" draw:layer="layout" svg:width="0.752cm" svg:height="0.125cm" svg:x="2.639cm" svg:y="12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name="Process" draw:style-name="gr55" draw:text-style-name="P5" xml:id="id2" draw:id="id2" draw:layer="layout" svg:width="3cm" svg:height="2cm" svg:x="3.58cm" svg:y="6.985cm">
          <text:p text:style-name="P4"><text:span text:style-name="T1">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" draw:style-name="gr56" draw:text-style-name="P6" xml:id="id27" draw:id="id27" draw:layer="layout" draw:type="curve" svg:x1="7.16cm" svg:y1="10.72cm" svg:x2="5.08cm" svg:y2="8.985cm" draw:start-shape="id1" draw:start-glue-point="0" draw:end-shape="id2" draw:end-glue-point="6" svg:d="M7160 10720c0-1309-2080-442-2080-1735" svg:viewBox="0 0 2081 1736">
          <text:p/>
        </draw:connector>
        <draw:connector draw:name="Connector-Curved 1" draw:style-name="gr57" draw:text-style-name="P6" xml:id="id28" draw:id="id28" draw:layer="layout" draw:type="curve" svg:x1="5.08cm" svg:y1="8.985cm" svg:x2="2.889cm" svg:y2="10.672cm" draw:start-shape="id2" draw:start-glue-point="6" draw:end-shape="id3" draw:end-glue-point="0" svg:d="M5080 8985c0 1257-2191 414-2191 1687" svg:viewBox="0 0 2192 1688">
          <text:p/>
        </draw:connector>
        <draw:connector draw:name="Connector-Curved 2" draw:style-name="gr58" draw:text-style-name="P6" xml:id="id29" draw:id="id29" draw:layer="layout" draw:type="curve" svg:x1="5.08cm" svg:y1="6.985cm" svg:x2="14.375cm" svg:y2="3.905cm" draw:start-shape="id2" draw:start-glue-point="4" draw:end-shape="id4" draw:end-glue-point="2" svg:d="M5080 6985c0-2301 9295-761 9295-3080" svg:viewBox="0 0 9296 3081">
          <text:p/>
        </draw:connector>
        <draw:g draw:name="laptop 2" draw:style-name="gr1" xml:id="id5" draw:id="id5">
          <draw:custom-shape draw:style-name="gr59" draw:text-style-name="P1" draw:layer="layout" svg:width="2.5cm" svg:height="1.75cm" svg:x="12.314cm" svg:y="1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60" draw:text-style-name="P2" draw:layer="layout" svg:width="2cm" svg:height="1.25cm" svg:x="12.564cm" svg:y="11.079cm">
            <text:p/>
          </draw:rect>
          <draw:custom-shape draw:style-name="gr61" draw:text-style-name="P1" draw:layer="layout" svg:width="3cm" svg:height="0.75cm" svg:x="12.064cm" svg:y="12.5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2" draw:text-style-name="P3" draw:layer="layout" svg:width="0.5cm" svg:height="0.13cm" svg:x="13.314cm" svg:y="13.0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3" draw:text-style-name="P1" draw:layer="layout" svg:width="2.5cm" svg:height="0.38cm" svg:x="12.314cm" svg:y="12.69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Process 2" draw:style-name="gr64" draw:text-style-name="P5" xml:id="id6" draw:id="id6" draw:layer="layout" svg:width="3cm" svg:height="2cm" svg:x="9.984cm" svg:y="7.094cm">
          <text:p text:style-name="P4"><text:span text:style-name="T1">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5" draw:style-name="gr65" draw:text-style-name="P6" xml:id="id30" draw:id="id30" draw:layer="layout" draw:type="curve" svg:x1="13.564cm" svg:y1="10.829cm" svg:x2="11.484cm" svg:y2="9.094cm" draw:start-shape="id5" draw:start-glue-point="0" draw:end-shape="id6" draw:end-glue-point="6" svg:d="M13564 10829c0-1309-2080-442-2080-1735" svg:viewBox="0 0 2081 1736">
          <text:p/>
        </draw:connector>
        <draw:connector draw:name="Connector-Curved 6" draw:style-name="gr66" draw:text-style-name="P6" xml:id="id31" draw:id="id31" draw:layer="layout" draw:type="curve" svg:x1="11.484cm" svg:y1="9.094cm" svg:x2="8.66cm" svg:y2="11.97cm" draw:start-shape="id6" draw:start-glue-point="6" draw:end-shape="id1" draw:end-glue-point="1" svg:d="M11484 9094c0 1918-941 2876-2824 2876" svg:viewBox="0 0 2825 2877">
          <text:p/>
        </draw:connector>
        <draw:connector draw:name="Connector-Curved 7" draw:style-name="gr67" draw:text-style-name="P6" xml:id="id32" draw:id="id32" draw:layer="layout" draw:type="curve" svg:x1="11.484cm" svg:y1="7.094cm" svg:x2="14.375cm" svg:y2="3.905cm" draw:start-shape="id6" draw:start-glue-point="4" draw:end-shape="id4" draw:end-glue-point="2" svg:d="M11484 7094c0-2382 2891-788 2891-3189" svg:viewBox="0 0 2892 3190">
          <text:p/>
        </draw:connector>
        <draw:g draw:name="laptop 4" draw:style-name="gr1" xml:id="id7" draw:id="id7">
          <draw:custom-shape draw:style-name="gr68" draw:text-style-name="P1" draw:layer="layout" svg:width="2.5cm" svg:height="1.75cm" svg:x="18.84cm" svg:y="10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69" draw:text-style-name="P2" draw:layer="layout" svg:width="2cm" svg:height="1.25cm" svg:x="19.09cm" svg:y="11.085cm">
            <text:p/>
          </draw:rect>
          <draw:custom-shape draw:style-name="gr70" draw:text-style-name="P1" draw:layer="layout" svg:width="3cm" svg:height="0.75cm" svg:x="18.59cm" svg:y="12.5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1" draw:text-style-name="P3" draw:layer="layout" svg:width="0.5cm" svg:height="0.13cm" svg:x="19.84cm" svg:y="13.0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2" draw:text-style-name="P1" draw:layer="layout" svg:width="2.5cm" svg:height="0.38cm" svg:x="18.84cm" svg:y="12.7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Process 4" draw:style-name="gr73" draw:text-style-name="P5" xml:id="id8" draw:id="id8" draw:layer="layout" svg:width="3cm" svg:height="2cm" svg:x="16.51cm" svg:y="7.1cm">
          <text:p text:style-name="P4"><text:span text:style-name="T1">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0" draw:style-name="gr74" draw:text-style-name="P6" draw:layer="layout" draw:type="curve" svg:x1="20.09cm" svg:y1="10.835cm" svg:x2="18.01cm" svg:y2="9.1cm" draw:start-shape="id7" draw:start-glue-point="0" draw:end-shape="id8" draw:end-glue-point="6" svg:d="M20090 10835c0-1309-2080-442-2080-1735" svg:viewBox="0 0 2081 1736">
          <text:p/>
        </draw:connector>
        <draw:connector draw:name="Connector-Curved 11" draw:style-name="gr75" draw:text-style-name="P6" draw:layer="layout" draw:type="curve" svg:x1="18.01cm" svg:y1="9.1cm" svg:x2="15.064cm" svg:y2="12.079cm" draw:start-shape="id8" draw:start-glue-point="6" draw:end-shape="id5" draw:end-glue-point="1" svg:d="M18010 9100c0 1986-982 2979-2946 2979" svg:viewBox="0 0 2947 2980">
          <text:p/>
        </draw:connector>
        <draw:connector draw:name="Connector-Curved 12" draw:style-name="gr76" draw:text-style-name="P6" xml:id="id36" draw:id="id36" draw:layer="layout" draw:type="curve" svg:x1="18.01cm" svg:y1="7.1cm" svg:x2="14.375cm" svg:y2="3.905cm" draw:start-shape="id8" draw:start-glue-point="4" draw:end-shape="id4" draw:end-glue-point="2" svg:d="M18010 7100c0-2386-3635-789-3635-3195" svg:viewBox="0 0 3636 3196">
          <text:p/>
        </draw:connector>
        <draw:g draw:name="laptop 1" draw:style-name="gr1" xml:id="id9" draw:id="id9">
          <draw:custom-shape draw:style-name="gr77" draw:text-style-name="P1" draw:layer="layout" svg:width="2.5cm" svg:height="1.75cm" svg:x="24.555cm" svg:y="10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78" draw:text-style-name="P2" draw:layer="layout" svg:width="2cm" svg:height="1.25cm" svg:x="24.805cm" svg:y="11.085cm">
            <text:p/>
          </draw:rect>
          <draw:custom-shape draw:style-name="gr79" draw:text-style-name="P1" draw:layer="layout" svg:width="3cm" svg:height="0.75cm" svg:x="24.305cm" svg:y="12.5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0" draw:text-style-name="P3" draw:layer="layout" svg:width="0.5cm" svg:height="0.13cm" svg:x="25.555cm" svg:y="13.0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1" draw:text-style-name="P1" draw:layer="layout" svg:width="2.5cm" svg:height="0.38cm" svg:x="24.555cm" svg:y="12.7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Process 1" draw:style-name="gr82" draw:text-style-name="P5" xml:id="id10" draw:id="id10" draw:layer="layout" svg:width="3cm" svg:height="2cm" svg:x="22.225cm" svg:y="7.1cm">
          <text:p text:style-name="P4"><text:span text:style-name="T1">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3" draw:style-name="gr83" draw:text-style-name="P6" xml:id="id33" draw:id="id33" draw:layer="layout" draw:type="curve" svg:x1="25.805cm" svg:y1="10.835cm" svg:x2="23.725cm" svg:y2="9.1cm" draw:start-shape="id9" draw:start-glue-point="0" draw:end-shape="id10" draw:end-glue-point="6" svg:d="M25805 10835c0-1309-2080-442-2080-1735" svg:viewBox="0 0 2081 1736">
          <text:p/>
        </draw:connector>
        <draw:connector draw:name="Connector-Curved 4" draw:style-name="gr84" draw:text-style-name="P6" xml:id="id34" draw:id="id34" draw:layer="layout" draw:type="curve" svg:x1="23.725cm" svg:y1="9.1cm" svg:x2="21.59cm" svg:y2="12.085cm" draw:start-shape="id10" draw:start-glue-point="6" draw:end-shape="id7" draw:end-glue-point="1" svg:d="M23725 9100c0 1990-711 2985-2135 2985" svg:viewBox="0 0 2136 2986">
          <text:p/>
        </draw:connector>
        <draw:connector draw:name="Connector-Curved 8" draw:style-name="gr85" draw:text-style-name="P6" xml:id="id35" draw:id="id35" draw:layer="layout" draw:type="curve" svg:x1="23.725cm" svg:y1="7.1cm" svg:x2="14.375cm" svg:y2="3.905cm" draw:start-shape="id10" draw:start-glue-point="4" draw:end-shape="id4" draw:end-glue-point="2" svg:d="M23725 7100c0-2386-9350-789-9350-3195" svg:viewBox="0 0 9351 319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27" smil:type="irisWipe" smil:subtype="rectangle" smil:mode="out" smil:direction="reverse"/>
                  <anim:set smil:begin="0.499s" smil:dur="0.001s" smil:fill="hold" smil:targetElement="id27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28" smil:type="irisWipe" smil:subtype="rectangle" smil:mode="out" smil:direction="reverse"/>
                  <anim:set smil:begin="0.499s" smil:dur="0.001s" smil:fill="hold" smil:targetElement="id28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29" smil:type="irisWipe" smil:subtype="rectangle" smil:mode="out" smil:direction="reverse"/>
                  <anim:set smil:begin="0.499s" smil:dur="0.001s" smil:fill="hold" smil:targetElement="id2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6" smil:type="irisWipe" smil:subtype="rectangle" smil:mode="out" smil:direction="reverse"/>
                  <anim:set smil:begin="0.499s" smil:dur="0.001s" smil:fill="hold" smil:targetElement="id6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30" smil:type="irisWipe" smil:subtype="rectangle" smil:mode="out" smil:direction="reverse"/>
                  <anim:set smil:begin="0.499s" smil:dur="0.001s" smil:fill="hold" smil:targetElement="id3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31" smil:type="irisWipe" smil:subtype="rectangle" smil:mode="out" smil:direction="reverse"/>
                  <anim:set smil:begin="0.499s" smil:dur="0.001s" smil:fill="hold" smil:targetElement="id3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32" smil:type="irisWipe" smil:subtype="rectangle" smil:mode="out" smil:direction="reverse"/>
                  <anim:set smil:begin="0.499s" smil:dur="0.001s" smil:fill="hold" smil:targetElement="id3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9" smil:type="irisWipe" smil:subtype="rectangle" smil:mode="out" smil:direction="reverse"/>
                  <anim:set smil:begin="0.499s" smil:dur="0.001s" smil:fill="hold" smil:targetElement="id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34" smil:type="irisWipe" smil:subtype="rectangle" smil:mode="out" smil:direction="reverse"/>
                  <anim:set smil:begin="0.499s" smil:dur="0.001s" smil:fill="hold" smil:targetElement="id3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35" smil:type="irisWipe" smil:subtype="rectangle" smil:mode="out" smil:direction="reverse"/>
                  <anim:set smil:begin="0.499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6" smil:type="fade" smil:subtype="crossfade" smil:mode="out"/>
                  <anim:set smil:begin="1.999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8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server 2" draw:style-name="gr1">
          <draw:g draw:style-name="gr1">
            <draw:rect draw:style-name="gr87" draw:text-style-name="P1" draw:layer="layout" svg:width="3cm" svg:height="0.625cm" svg:x="12.875cm" svg:y="1.405cm">
              <text:p/>
            </draw:rect>
            <draw:circle draw:style-name="gr88" draw:text-style-name="P1" draw:layer="layout" svg:width="0.125cm" svg:height="0.125cm" svg:x="13.125cm" svg:y="1.655cm">
              <text:p/>
            </draw:circle>
            <draw:circle draw:style-name="gr89" draw:text-style-name="P2" draw:layer="layout" svg:width="0.376cm" svg:height="0.375cm" svg:x="15.125cm" svg:y="1.53cm">
              <text:p/>
            </draw:circle>
            <draw:circle draw:style-name="gr90" draw:text-style-name="P1" draw:layer="layout" svg:width="0.125cm" svg:height="0.125cm" svg:x="13.626cm" svg:y="1.655cm">
              <text:p/>
            </draw:circle>
            <draw:circle draw:style-name="gr91" draw:text-style-name="P1" draw:layer="layout" svg:width="0.125cm" svg:height="0.125cm" svg:x="13.376cm" svg:y="1.655cm">
              <text:p/>
            </draw:circle>
            <draw:custom-shape draw:style-name="gr92" draw:text-style-name="P1" draw:layer="layout" svg:width="0.752cm" svg:height="0.125cm" svg:x="14.125cm" svg:y="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93" draw:text-style-name="P1" draw:layer="layout" svg:width="3cm" svg:height="0.625cm" svg:x="12.875cm" svg:y="2.03cm">
              <text:p/>
            </draw:rect>
            <draw:circle draw:style-name="gr94" draw:text-style-name="P1" draw:layer="layout" svg:width="0.125cm" svg:height="0.125cm" svg:x="13.125cm" svg:y="2.28cm">
              <text:p/>
            </draw:circle>
            <draw:circle draw:style-name="gr95" draw:text-style-name="P2" draw:layer="layout" svg:width="0.376cm" svg:height="0.375cm" svg:x="15.125cm" svg:y="2.155cm">
              <text:p/>
            </draw:circle>
            <draw:circle draw:style-name="gr96" draw:text-style-name="P1" draw:layer="layout" svg:width="0.125cm" svg:height="0.125cm" svg:x="13.626cm" svg:y="2.28cm">
              <text:p/>
            </draw:circle>
            <draw:circle draw:style-name="gr97" draw:text-style-name="P1" draw:layer="layout" svg:width="0.125cm" svg:height="0.125cm" svg:x="13.376cm" svg:y="2.28cm">
              <text:p/>
            </draw:circle>
            <draw:custom-shape draw:style-name="gr98" draw:text-style-name="P1" draw:layer="layout" svg:width="0.752cm" svg:height="0.125cm" svg:x="14.125cm" svg:y="2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99" draw:text-style-name="P1" draw:layer="layout" svg:width="3cm" svg:height="0.625cm" svg:x="12.875cm" svg:y="2.655cm">
              <text:p/>
            </draw:rect>
            <draw:circle draw:style-name="gr100" draw:text-style-name="P1" draw:layer="layout" svg:width="0.125cm" svg:height="0.125cm" svg:x="13.125cm" svg:y="2.905cm">
              <text:p/>
            </draw:circle>
            <draw:circle draw:style-name="gr101" draw:text-style-name="P2" draw:layer="layout" svg:width="0.376cm" svg:height="0.375cm" svg:x="15.125cm" svg:y="2.78cm">
              <text:p/>
            </draw:circle>
            <draw:circle draw:style-name="gr102" draw:text-style-name="P1" draw:layer="layout" svg:width="0.125cm" svg:height="0.125cm" svg:x="13.626cm" svg:y="2.905cm">
              <text:p/>
            </draw:circle>
            <draw:circle draw:style-name="gr103" draw:text-style-name="P1" draw:layer="layout" svg:width="0.125cm" svg:height="0.125cm" svg:x="13.376cm" svg:y="2.905cm">
              <text:p/>
            </draw:circle>
            <draw:custom-shape draw:style-name="gr104" draw:text-style-name="P1" draw:layer="layout" svg:width="0.752cm" svg:height="0.125cm" svg:x="14.125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05" draw:text-style-name="P1" draw:layer="layout" svg:width="3cm" svg:height="0.625cm" svg:x="12.875cm" svg:y="3.28cm">
              <text:p/>
            </draw:rect>
            <draw:circle draw:style-name="gr106" draw:text-style-name="P1" draw:layer="layout" svg:width="0.125cm" svg:height="0.125cm" svg:x="13.125cm" svg:y="3.53cm">
              <text:p/>
            </draw:circle>
            <draw:circle draw:style-name="gr107" draw:text-style-name="P2" draw:layer="layout" svg:width="0.376cm" svg:height="0.375cm" svg:x="15.125cm" svg:y="3.405cm">
              <text:p/>
            </draw:circle>
            <draw:circle draw:style-name="gr108" draw:text-style-name="P1" draw:layer="layout" svg:width="0.125cm" svg:height="0.125cm" svg:x="13.626cm" svg:y="3.53cm">
              <text:p/>
            </draw:circle>
            <draw:circle draw:style-name="gr109" draw:text-style-name="P1" draw:layer="layout" svg:width="0.125cm" svg:height="0.125cm" svg:x="13.376cm" svg:y="3.53cm">
              <text:p/>
            </draw:circle>
            <draw:custom-shape draw:style-name="gr110" draw:text-style-name="P1" draw:layer="layout" svg:width="0.752cm" svg:height="0.125cm" svg:x="14.125cm" svg:y="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 xml:id="id37" draw:id="id37">
          <draw:g draw:name="laptop 5" draw:style-name="gr1" xml:id="id13" draw:id="id13">
            <draw:custom-shape draw:style-name="gr111" draw:text-style-name="P1" draw:layer="layout" svg:width="2.5cm" svg:height="1.75cm" svg:x="12.314cm" svg:y="10.8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12" draw:text-style-name="P2" draw:layer="layout" svg:width="2cm" svg:height="1.25cm" svg:x="12.564cm" svg:y="11.079cm">
              <text:p/>
            </draw:rect>
            <draw:custom-shape draw:style-name="gr113" draw:text-style-name="P1" draw:layer="layout" svg:width="3cm" svg:height="0.75cm" svg:x="12.064cm" svg:y="12.57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4" draw:text-style-name="P3" draw:layer="layout" svg:width="0.5cm" svg:height="0.13cm" svg:x="13.314cm" svg:y="13.07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5" draw:text-style-name="P1" draw:layer="layout" svg:width="2.5cm" svg:height="0.38cm" svg:x="12.314cm" svg:y="12.69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 draw:name="laptop 6" draw:style-name="gr1" xml:id="id11" draw:id="id11">
            <draw:custom-shape draw:style-name="gr116" draw:text-style-name="P1" draw:layer="layout" svg:width="2.5cm" svg:height="1.75cm" svg:x="18.84cm" svg:y="10.8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17" draw:text-style-name="P2" draw:layer="layout" svg:width="2cm" svg:height="1.25cm" svg:x="19.09cm" svg:y="11.085cm">
              <text:p/>
            </draw:rect>
            <draw:custom-shape draw:style-name="gr118" draw:text-style-name="P1" draw:layer="layout" svg:width="3cm" svg:height="0.75cm" svg:x="18.59cm" svg:y="12.58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9" draw:text-style-name="P3" draw:layer="layout" svg:width="0.5cm" svg:height="0.13cm" svg:x="19.84cm" svg:y="13.08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20" draw:text-style-name="P1" draw:layer="layout" svg:width="2.5cm" svg:height="0.38cm" svg:x="18.84cm" svg:y="12.70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name="Process 6" draw:style-name="gr121" draw:text-style-name="P5" xml:id="id12" draw:id="id12" draw:layer="layout" svg:width="3cm" svg:height="2cm" svg:x="16.51cm" svg:y="7.1cm">
            <text:p text:style-name="P4"><text:span text:style-name="T1">Rout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Curved 18" draw:style-name="gr122" draw:text-style-name="P6" draw:layer="layout" draw:type="curve" svg:x1="20.09cm" svg:y1="10.835cm" svg:x2="18.01cm" svg:y2="9.1cm" draw:start-shape="id11" draw:start-glue-point="0" draw:end-shape="id12" draw:end-glue-point="6" svg:d="M20090 10835c0-1309-2080-442-2080-1735" svg:viewBox="0 0 2081 1736">
            <text:p/>
          </draw:connector>
          <draw:connector draw:name="Connector-Curved 19" draw:style-name="gr123" draw:text-style-name="P6" draw:layer="layout" draw:type="curve" svg:x1="18.01cm" svg:y1="9.1cm" svg:x2="15.064cm" svg:y2="12.079cm" draw:start-shape="id12" draw:start-glue-point="6" draw:end-shape="id13" draw:end-glue-point="1" svg:d="M18010 9100c0 1986-982 2979-2946 2979" svg:viewBox="0 0 2947 2980">
            <text:p/>
          </draw:connector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otion-path" presentation:preset-id="ooo-motionpath-left">
                  <anim:animateMotion smil:dur="2s" smil:fill="hold" smil:targetElement="id37" svg:path="M0.006784408730745 0h-0.122390246032919"/>
                </anim:par>
              </anim:par>
            </anim:par>
          </anim:seq>
        </anim:par>
        <presentation:notes draw:style-name="dp2">
          <draw:page-thumbnail draw:style-name="gr8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 draw:name="server 3" draw:style-name="gr1" xml:id="id17" draw:id="id17">
          <draw:g draw:style-name="gr1">
            <draw:rect draw:style-name="gr124" draw:text-style-name="P1" draw:layer="layout" svg:width="3cm" svg:height="0.625cm" svg:x="12.875cm" svg:y="1.405cm">
              <text:p/>
            </draw:rect>
            <draw:circle draw:style-name="gr125" draw:text-style-name="P1" draw:layer="layout" svg:width="0.125cm" svg:height="0.125cm" svg:x="13.125cm" svg:y="1.655cm">
              <text:p/>
            </draw:circle>
            <draw:circle draw:style-name="gr126" draw:text-style-name="P2" draw:layer="layout" svg:width="0.376cm" svg:height="0.375cm" svg:x="15.125cm" svg:y="1.53cm">
              <text:p/>
            </draw:circle>
            <draw:circle draw:style-name="gr127" draw:text-style-name="P1" draw:layer="layout" svg:width="0.125cm" svg:height="0.125cm" svg:x="13.626cm" svg:y="1.655cm">
              <text:p/>
            </draw:circle>
            <draw:circle draw:style-name="gr128" draw:text-style-name="P1" draw:layer="layout" svg:width="0.125cm" svg:height="0.125cm" svg:x="13.376cm" svg:y="1.655cm">
              <text:p/>
            </draw:circle>
            <draw:custom-shape draw:style-name="gr129" draw:text-style-name="P1" draw:layer="layout" svg:width="0.752cm" svg:height="0.125cm" svg:x="14.125cm" svg:y="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30" draw:text-style-name="P1" draw:layer="layout" svg:width="3cm" svg:height="0.625cm" svg:x="12.875cm" svg:y="2.03cm">
              <text:p/>
            </draw:rect>
            <draw:circle draw:style-name="gr131" draw:text-style-name="P1" draw:layer="layout" svg:width="0.125cm" svg:height="0.125cm" svg:x="13.125cm" svg:y="2.28cm">
              <text:p/>
            </draw:circle>
            <draw:circle draw:style-name="gr132" draw:text-style-name="P2" draw:layer="layout" svg:width="0.376cm" svg:height="0.375cm" svg:x="15.125cm" svg:y="2.155cm">
              <text:p/>
            </draw:circle>
            <draw:circle draw:style-name="gr133" draw:text-style-name="P1" draw:layer="layout" svg:width="0.125cm" svg:height="0.125cm" svg:x="13.626cm" svg:y="2.28cm">
              <text:p/>
            </draw:circle>
            <draw:circle draw:style-name="gr134" draw:text-style-name="P1" draw:layer="layout" svg:width="0.125cm" svg:height="0.125cm" svg:x="13.376cm" svg:y="2.28cm">
              <text:p/>
            </draw:circle>
            <draw:custom-shape draw:style-name="gr135" draw:text-style-name="P1" draw:layer="layout" svg:width="0.752cm" svg:height="0.125cm" svg:x="14.125cm" svg:y="2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36" draw:text-style-name="P1" draw:layer="layout" svg:width="3cm" svg:height="0.625cm" svg:x="12.875cm" svg:y="2.655cm">
              <text:p/>
            </draw:rect>
            <draw:circle draw:style-name="gr137" draw:text-style-name="P1" draw:layer="layout" svg:width="0.125cm" svg:height="0.125cm" svg:x="13.125cm" svg:y="2.905cm">
              <text:p/>
            </draw:circle>
            <draw:circle draw:style-name="gr138" draw:text-style-name="P2" draw:layer="layout" svg:width="0.376cm" svg:height="0.375cm" svg:x="15.125cm" svg:y="2.78cm">
              <text:p/>
            </draw:circle>
            <draw:circle draw:style-name="gr139" draw:text-style-name="P1" draw:layer="layout" svg:width="0.125cm" svg:height="0.125cm" svg:x="13.626cm" svg:y="2.905cm">
              <text:p/>
            </draw:circle>
            <draw:circle draw:style-name="gr140" draw:text-style-name="P1" draw:layer="layout" svg:width="0.125cm" svg:height="0.125cm" svg:x="13.376cm" svg:y="2.905cm">
              <text:p/>
            </draw:circle>
            <draw:custom-shape draw:style-name="gr141" draw:text-style-name="P1" draw:layer="layout" svg:width="0.752cm" svg:height="0.125cm" svg:x="14.125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42" draw:text-style-name="P1" draw:layer="layout" svg:width="3cm" svg:height="0.625cm" svg:x="12.875cm" svg:y="3.28cm">
              <text:p/>
            </draw:rect>
            <draw:circle draw:style-name="gr143" draw:text-style-name="P1" draw:layer="layout" svg:width="0.125cm" svg:height="0.125cm" svg:x="13.125cm" svg:y="3.53cm">
              <text:p/>
            </draw:circle>
            <draw:circle draw:style-name="gr144" draw:text-style-name="P2" draw:layer="layout" svg:width="0.376cm" svg:height="0.375cm" svg:x="15.125cm" svg:y="3.405cm">
              <text:p/>
            </draw:circle>
            <draw:circle draw:style-name="gr145" draw:text-style-name="P1" draw:layer="layout" svg:width="0.125cm" svg:height="0.125cm" svg:x="13.626cm" svg:y="3.53cm">
              <text:p/>
            </draw:circle>
            <draw:circle draw:style-name="gr146" draw:text-style-name="P1" draw:layer="layout" svg:width="0.125cm" svg:height="0.125cm" svg:x="13.376cm" svg:y="3.53cm">
              <text:p/>
            </draw:circle>
            <draw:custom-shape draw:style-name="gr147" draw:text-style-name="P1" draw:layer="layout" svg:width="0.752cm" svg:height="0.125cm" svg:x="14.125cm" svg:y="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name="laptop 5" draw:style-name="gr1" xml:id="id16" draw:id="id16">
          <draw:custom-shape draw:style-name="gr148" draw:text-style-name="P1" draw:layer="layout" svg:width="2.5cm" svg:height="1.75cm" svg:x="9.139cm" svg:y="1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49" draw:text-style-name="P2" draw:layer="layout" svg:width="2cm" svg:height="1.25cm" svg:x="9.389cm" svg:y="11.079cm">
            <text:p/>
          </draw:rect>
          <draw:custom-shape draw:style-name="gr150" draw:text-style-name="P1" draw:layer="layout" svg:width="3cm" svg:height="0.75cm" svg:x="8.889cm" svg:y="12.5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1" draw:text-style-name="P3" draw:layer="layout" svg:width="0.5cm" svg:height="0.13cm" svg:x="10.139cm" svg:y="13.0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2" draw:text-style-name="P1" draw:layer="layout" svg:width="2.5cm" svg:height="0.38cm" svg:x="9.139cm" svg:y="12.69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6" draw:style-name="gr1" xml:id="id14" draw:id="id14">
          <draw:custom-shape draw:style-name="gr153" draw:text-style-name="P1" draw:layer="layout" svg:width="2.5cm" svg:height="1.75cm" svg:x="15.665cm" svg:y="10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54" draw:text-style-name="P2" draw:layer="layout" svg:width="2cm" svg:height="1.25cm" svg:x="15.915cm" svg:y="11.085cm">
            <text:p/>
          </draw:rect>
          <draw:custom-shape draw:style-name="gr155" draw:text-style-name="P1" draw:layer="layout" svg:width="3cm" svg:height="0.75cm" svg:x="15.415cm" svg:y="12.5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6" draw:text-style-name="P3" draw:layer="layout" svg:width="0.5cm" svg:height="0.13cm" svg:x="16.665cm" svg:y="13.0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7" draw:text-style-name="P1" draw:layer="layout" svg:width="2.5cm" svg:height="0.38cm" svg:x="15.665cm" svg:y="12.7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Process 6" draw:style-name="gr158" draw:text-style-name="P5" xml:id="id15" draw:id="id15" draw:layer="layout" svg:width="3cm" svg:height="2cm" svg:x="13.335cm" svg:y="7.1cm">
          <text:p text:style-name="P4"><text:span text:style-name="T1">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8" draw:style-name="gr159" draw:text-style-name="P6" draw:layer="layout" draw:type="curve" svg:x1="16.915cm" svg:y1="10.835cm" svg:x2="14.835cm" svg:y2="9.1cm" draw:start-shape="id14" draw:start-glue-point="0" draw:end-shape="id15" draw:end-glue-point="6" svg:d="M16915 10835c0-1309-2080-442-2080-1735" svg:viewBox="0 0 2081 1736">
          <text:p/>
        </draw:connector>
        <draw:connector draw:name="Connector-Curved 19" draw:style-name="gr160" draw:text-style-name="P6" draw:layer="layout" draw:type="curve" svg:x1="14.835cm" svg:y1="9.1cm" svg:x2="11.889cm" svg:y2="12.079cm" draw:start-shape="id15" draw:start-glue-point="6" draw:end-shape="id16" draw:end-glue-point="1" svg:d="M14835 9100c0 1986-982 2979-2946 2979" svg:viewBox="0 0 2947 2980">
          <text:p/>
        </draw:connector>
        <draw:connector draw:name="Connector-Curved 9" draw:style-name="gr161" draw:text-style-name="P6" xml:id="id38" draw:id="id38" draw:layer="layout" draw:type="curve" svg:x1="14.835cm" svg:y1="7.1cm" svg:x2="14.375cm" svg:y2="3.905cm" draw:start-shape="id15" draw:start-glue-point="4" draw:end-shape="id17" draw:end-glue-point="2" svg:d="M14835 7100c0-2386-460-789-460-3195" svg:viewBox="0 0 461 319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8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 draw:name="server 4" draw:style-name="gr1" xml:id="id21" draw:id="id21">
          <draw:g draw:style-name="gr1">
            <draw:rect draw:style-name="gr162" draw:text-style-name="P1" draw:layer="layout" svg:width="3cm" svg:height="0.625cm" svg:x="12.875cm" svg:y="1.405cm">
              <text:p/>
            </draw:rect>
            <draw:circle draw:style-name="gr163" draw:text-style-name="P1" draw:layer="layout" svg:width="0.125cm" svg:height="0.125cm" svg:x="13.125cm" svg:y="1.655cm">
              <text:p/>
            </draw:circle>
            <draw:circle draw:style-name="gr164" draw:text-style-name="P2" draw:layer="layout" svg:width="0.376cm" svg:height="0.375cm" svg:x="15.125cm" svg:y="1.53cm">
              <text:p/>
            </draw:circle>
            <draw:circle draw:style-name="gr165" draw:text-style-name="P1" draw:layer="layout" svg:width="0.125cm" svg:height="0.125cm" svg:x="13.626cm" svg:y="1.655cm">
              <text:p/>
            </draw:circle>
            <draw:circle draw:style-name="gr166" draw:text-style-name="P1" draw:layer="layout" svg:width="0.125cm" svg:height="0.125cm" svg:x="13.376cm" svg:y="1.655cm">
              <text:p/>
            </draw:circle>
            <draw:custom-shape draw:style-name="gr167" draw:text-style-name="P1" draw:layer="layout" svg:width="0.752cm" svg:height="0.125cm" svg:x="14.125cm" svg:y="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68" draw:text-style-name="P1" draw:layer="layout" svg:width="3cm" svg:height="0.625cm" svg:x="12.875cm" svg:y="2.03cm">
              <text:p/>
            </draw:rect>
            <draw:circle draw:style-name="gr169" draw:text-style-name="P1" draw:layer="layout" svg:width="0.125cm" svg:height="0.125cm" svg:x="13.125cm" svg:y="2.28cm">
              <text:p/>
            </draw:circle>
            <draw:circle draw:style-name="gr170" draw:text-style-name="P2" draw:layer="layout" svg:width="0.376cm" svg:height="0.375cm" svg:x="15.125cm" svg:y="2.155cm">
              <text:p/>
            </draw:circle>
            <draw:circle draw:style-name="gr171" draw:text-style-name="P1" draw:layer="layout" svg:width="0.125cm" svg:height="0.125cm" svg:x="13.626cm" svg:y="2.28cm">
              <text:p/>
            </draw:circle>
            <draw:circle draw:style-name="gr172" draw:text-style-name="P1" draw:layer="layout" svg:width="0.125cm" svg:height="0.125cm" svg:x="13.376cm" svg:y="2.28cm">
              <text:p/>
            </draw:circle>
            <draw:custom-shape draw:style-name="gr173" draw:text-style-name="P1" draw:layer="layout" svg:width="0.752cm" svg:height="0.125cm" svg:x="14.125cm" svg:y="2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74" draw:text-style-name="P1" draw:layer="layout" svg:width="3cm" svg:height="0.625cm" svg:x="12.875cm" svg:y="2.655cm">
              <text:p/>
            </draw:rect>
            <draw:circle draw:style-name="gr175" draw:text-style-name="P1" draw:layer="layout" svg:width="0.125cm" svg:height="0.125cm" svg:x="13.125cm" svg:y="2.905cm">
              <text:p/>
            </draw:circle>
            <draw:circle draw:style-name="gr176" draw:text-style-name="P2" draw:layer="layout" svg:width="0.376cm" svg:height="0.375cm" svg:x="15.125cm" svg:y="2.78cm">
              <text:p/>
            </draw:circle>
            <draw:circle draw:style-name="gr177" draw:text-style-name="P1" draw:layer="layout" svg:width="0.125cm" svg:height="0.125cm" svg:x="13.626cm" svg:y="2.905cm">
              <text:p/>
            </draw:circle>
            <draw:circle draw:style-name="gr178" draw:text-style-name="P1" draw:layer="layout" svg:width="0.125cm" svg:height="0.125cm" svg:x="13.376cm" svg:y="2.905cm">
              <text:p/>
            </draw:circle>
            <draw:custom-shape draw:style-name="gr179" draw:text-style-name="P1" draw:layer="layout" svg:width="0.752cm" svg:height="0.125cm" svg:x="14.125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180" draw:text-style-name="P1" draw:layer="layout" svg:width="3cm" svg:height="0.625cm" svg:x="12.875cm" svg:y="3.28cm">
              <text:p/>
            </draw:rect>
            <draw:circle draw:style-name="gr181" draw:text-style-name="P1" draw:layer="layout" svg:width="0.125cm" svg:height="0.125cm" svg:x="13.125cm" svg:y="3.53cm">
              <text:p/>
            </draw:circle>
            <draw:circle draw:style-name="gr182" draw:text-style-name="P2" draw:layer="layout" svg:width="0.376cm" svg:height="0.375cm" svg:x="15.125cm" svg:y="3.405cm">
              <text:p/>
            </draw:circle>
            <draw:circle draw:style-name="gr183" draw:text-style-name="P1" draw:layer="layout" svg:width="0.125cm" svg:height="0.125cm" svg:x="13.626cm" svg:y="3.53cm">
              <text:p/>
            </draw:circle>
            <draw:circle draw:style-name="gr184" draw:text-style-name="P1" draw:layer="layout" svg:width="0.125cm" svg:height="0.125cm" svg:x="13.376cm" svg:y="3.53cm">
              <text:p/>
            </draw:circle>
            <draw:custom-shape draw:style-name="gr185" draw:text-style-name="P1" draw:layer="layout" svg:width="0.752cm" svg:height="0.125cm" svg:x="14.125cm" svg:y="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name="laptop 3" draw:style-name="gr1" xml:id="id20" draw:id="id20">
          <draw:custom-shape draw:style-name="gr186" draw:text-style-name="P1" draw:layer="layout" svg:width="2.5cm" svg:height="1.75cm" svg:x="9.139cm" svg:y="1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87" draw:text-style-name="P2" draw:layer="layout" svg:width="2cm" svg:height="1.25cm" svg:x="9.389cm" svg:y="11.079cm">
            <text:p/>
          </draw:rect>
          <draw:custom-shape draw:style-name="gr188" draw:text-style-name="P1" draw:layer="layout" svg:width="3cm" svg:height="0.75cm" svg:x="8.889cm" svg:y="12.5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9" draw:text-style-name="P3" draw:layer="layout" svg:width="0.5cm" svg:height="0.13cm" svg:x="10.139cm" svg:y="13.0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0" draw:text-style-name="P1" draw:layer="layout" svg:width="2.5cm" svg:height="0.38cm" svg:x="9.139cm" svg:y="12.69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7" draw:style-name="gr1" xml:id="id18" draw:id="id18">
          <draw:custom-shape draw:style-name="gr191" draw:text-style-name="P1" draw:layer="layout" svg:width="2.5cm" svg:height="1.75cm" svg:x="15.665cm" svg:y="10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92" draw:text-style-name="P2" draw:layer="layout" svg:width="2cm" svg:height="1.25cm" svg:x="15.915cm" svg:y="11.085cm">
            <text:p/>
          </draw:rect>
          <draw:custom-shape draw:style-name="gr193" draw:text-style-name="P1" draw:layer="layout" svg:width="3cm" svg:height="0.75cm" svg:x="15.415cm" svg:y="12.5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4" draw:text-style-name="P3" draw:layer="layout" svg:width="0.5cm" svg:height="0.13cm" svg:x="16.665cm" svg:y="13.0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5" draw:text-style-name="P1" draw:layer="layout" svg:width="2.5cm" svg:height="0.38cm" svg:x="15.665cm" svg:y="12.7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Process 3" draw:style-name="gr196" draw:text-style-name="P5" xml:id="id19" draw:id="id19" draw:layer="layout" svg:width="3cm" svg:height="2cm" svg:x="13.335cm" svg:y="7.1cm">
          <text:p text:style-name="P4"><text:span text:style-name="T1">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3" draw:style-name="gr197" draw:text-style-name="P6" draw:layer="layout" draw:type="curve" svg:x1="16.915cm" svg:y1="10.835cm" svg:x2="14.835cm" svg:y2="9.1cm" draw:start-shape="id18" draw:start-glue-point="0" draw:end-shape="id19" draw:end-glue-point="6" svg:d="M16915 10835c0-1309-2080-442-2080-1735" svg:viewBox="0 0 2081 1736">
          <text:p/>
        </draw:connector>
        <draw:connector draw:name="Connector-Curved 14" draw:style-name="gr198" draw:text-style-name="P6" draw:layer="layout" draw:type="curve" svg:x1="14.835cm" svg:y1="9.1cm" svg:x2="11.889cm" svg:y2="12.079cm" draw:start-shape="id19" draw:start-glue-point="6" draw:end-shape="id20" draw:end-glue-point="1" svg:d="M14835 9100c0 1986-982 2979-2946 2979" svg:viewBox="0 0 2947 2980">
          <text:p/>
        </draw:connector>
        <draw:connector draw:name="Connector-Curved 15" draw:style-name="gr199" draw:text-style-name="P6" draw:layer="layout" draw:type="curve" svg:x1="14.835cm" svg:y1="7.1cm" svg:x2="14.375cm" svg:y2="3.905cm" draw:start-shape="id19" draw:start-glue-point="4" draw:end-shape="id21" draw:end-glue-point="2" svg:d="M14835 7100c0-2386-460-789-460-3195" svg:viewBox="0 0 461 3196">
          <text:p/>
        </draw:connector>
        <draw:custom-shape draw:name="Data" draw:style-name="gr200" draw:text-style-name="P5" xml:id="id39" draw:id="id39" draw:layer="layout" svg:width="1.826cm" svg:height="0.718cm" svg:x="15.875cm" svg:y="10.077cm">
          <text:p text:style-name="P4"><text:span text:style-name="T1">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s" smil:fill="hold" smil:targetElement="id39" svg:path="M-0.00996428571428572 0.0227301587301587l-0.07625-0.443492063492063 0.0164285714285714 0.362857142857143-0.0989285714285715 0.16215873015873v-0.000888888888888897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8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 draw:name="server 5" draw:style-name="gr1" xml:id="id25" draw:id="id25">
          <draw:g draw:style-name="gr1">
            <draw:rect draw:style-name="gr201" draw:text-style-name="P1" draw:layer="layout" svg:width="3cm" svg:height="0.625cm" svg:x="12.875cm" svg:y="1.405cm">
              <text:p/>
            </draw:rect>
            <draw:circle draw:style-name="gr202" draw:text-style-name="P1" draw:layer="layout" svg:width="0.125cm" svg:height="0.125cm" svg:x="13.125cm" svg:y="1.655cm">
              <text:p/>
            </draw:circle>
            <draw:circle draw:style-name="gr203" draw:text-style-name="P2" draw:layer="layout" svg:width="0.376cm" svg:height="0.375cm" svg:x="15.125cm" svg:y="1.53cm">
              <text:p/>
            </draw:circle>
            <draw:circle draw:style-name="gr204" draw:text-style-name="P1" draw:layer="layout" svg:width="0.125cm" svg:height="0.125cm" svg:x="13.626cm" svg:y="1.655cm">
              <text:p/>
            </draw:circle>
            <draw:circle draw:style-name="gr205" draw:text-style-name="P1" draw:layer="layout" svg:width="0.125cm" svg:height="0.125cm" svg:x="13.376cm" svg:y="1.655cm">
              <text:p/>
            </draw:circle>
            <draw:custom-shape draw:style-name="gr206" draw:text-style-name="P1" draw:layer="layout" svg:width="0.752cm" svg:height="0.125cm" svg:x="14.125cm" svg:y="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207" draw:text-style-name="P1" draw:layer="layout" svg:width="3cm" svg:height="0.625cm" svg:x="12.875cm" svg:y="2.03cm">
              <text:p/>
            </draw:rect>
            <draw:circle draw:style-name="gr208" draw:text-style-name="P1" draw:layer="layout" svg:width="0.125cm" svg:height="0.125cm" svg:x="13.125cm" svg:y="2.28cm">
              <text:p/>
            </draw:circle>
            <draw:circle draw:style-name="gr209" draw:text-style-name="P2" draw:layer="layout" svg:width="0.376cm" svg:height="0.375cm" svg:x="15.125cm" svg:y="2.155cm">
              <text:p/>
            </draw:circle>
            <draw:circle draw:style-name="gr210" draw:text-style-name="P1" draw:layer="layout" svg:width="0.125cm" svg:height="0.125cm" svg:x="13.626cm" svg:y="2.28cm">
              <text:p/>
            </draw:circle>
            <draw:circle draw:style-name="gr211" draw:text-style-name="P1" draw:layer="layout" svg:width="0.125cm" svg:height="0.125cm" svg:x="13.376cm" svg:y="2.28cm">
              <text:p/>
            </draw:circle>
            <draw:custom-shape draw:style-name="gr212" draw:text-style-name="P1" draw:layer="layout" svg:width="0.752cm" svg:height="0.125cm" svg:x="14.125cm" svg:y="2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213" draw:text-style-name="P1" draw:layer="layout" svg:width="3cm" svg:height="0.625cm" svg:x="12.875cm" svg:y="2.655cm">
              <text:p/>
            </draw:rect>
            <draw:circle draw:style-name="gr214" draw:text-style-name="P1" draw:layer="layout" svg:width="0.125cm" svg:height="0.125cm" svg:x="13.125cm" svg:y="2.905cm">
              <text:p/>
            </draw:circle>
            <draw:circle draw:style-name="gr215" draw:text-style-name="P2" draw:layer="layout" svg:width="0.376cm" svg:height="0.375cm" svg:x="15.125cm" svg:y="2.78cm">
              <text:p/>
            </draw:circle>
            <draw:circle draw:style-name="gr216" draw:text-style-name="P1" draw:layer="layout" svg:width="0.125cm" svg:height="0.125cm" svg:x="13.626cm" svg:y="2.905cm">
              <text:p/>
            </draw:circle>
            <draw:circle draw:style-name="gr217" draw:text-style-name="P1" draw:layer="layout" svg:width="0.125cm" svg:height="0.125cm" svg:x="13.376cm" svg:y="2.905cm">
              <text:p/>
            </draw:circle>
            <draw:custom-shape draw:style-name="gr218" draw:text-style-name="P1" draw:layer="layout" svg:width="0.752cm" svg:height="0.125cm" svg:x="14.125cm" svg:y="2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219" draw:text-style-name="P1" draw:layer="layout" svg:width="3cm" svg:height="0.625cm" svg:x="12.875cm" svg:y="3.28cm">
              <text:p/>
            </draw:rect>
            <draw:circle draw:style-name="gr220" draw:text-style-name="P1" draw:layer="layout" svg:width="0.125cm" svg:height="0.125cm" svg:x="13.125cm" svg:y="3.53cm">
              <text:p/>
            </draw:circle>
            <draw:circle draw:style-name="gr221" draw:text-style-name="P2" draw:layer="layout" svg:width="0.376cm" svg:height="0.375cm" svg:x="15.125cm" svg:y="3.405cm">
              <text:p/>
            </draw:circle>
            <draw:circle draw:style-name="gr222" draw:text-style-name="P1" draw:layer="layout" svg:width="0.125cm" svg:height="0.125cm" svg:x="13.626cm" svg:y="3.53cm">
              <text:p/>
            </draw:circle>
            <draw:circle draw:style-name="gr223" draw:text-style-name="P1" draw:layer="layout" svg:width="0.125cm" svg:height="0.125cm" svg:x="13.376cm" svg:y="3.53cm">
              <text:p/>
            </draw:circle>
            <draw:custom-shape draw:style-name="gr224" draw:text-style-name="P1" draw:layer="layout" svg:width="0.752cm" svg:height="0.125cm" svg:x="14.125cm" svg:y="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name="laptop 8" draw:style-name="gr1" xml:id="id24" draw:id="id24">
          <draw:custom-shape draw:style-name="gr225" draw:text-style-name="P1" draw:layer="layout" svg:width="2.5cm" svg:height="1.75cm" svg:x="9.139cm" svg:y="1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26" draw:text-style-name="P2" draw:layer="layout" svg:width="2cm" svg:height="1.25cm" svg:x="9.389cm" svg:y="11.079cm">
            <text:p/>
          </draw:rect>
          <draw:custom-shape draw:style-name="gr227" draw:text-style-name="P1" draw:layer="layout" svg:width="3cm" svg:height="0.75cm" svg:x="8.889cm" svg:y="12.5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8" draw:text-style-name="P3" draw:layer="layout" svg:width="0.5cm" svg:height="0.13cm" svg:x="10.139cm" svg:y="13.0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9" draw:text-style-name="P1" draw:layer="layout" svg:width="2.5cm" svg:height="0.38cm" svg:x="9.139cm" svg:y="12.69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9" draw:style-name="gr1" xml:id="id22" draw:id="id22">
          <draw:custom-shape draw:style-name="gr230" draw:text-style-name="P1" draw:layer="layout" svg:width="2.5cm" svg:height="1.75cm" svg:x="15.665cm" svg:y="10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31" draw:text-style-name="P2" draw:layer="layout" svg:width="2cm" svg:height="1.25cm" svg:x="15.915cm" svg:y="11.085cm">
            <text:p/>
          </draw:rect>
          <draw:custom-shape draw:style-name="gr232" draw:text-style-name="P1" draw:layer="layout" svg:width="3cm" svg:height="0.75cm" svg:x="15.415cm" svg:y="12.5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3" draw:text-style-name="P3" draw:layer="layout" svg:width="0.5cm" svg:height="0.13cm" svg:x="16.665cm" svg:y="13.0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4" draw:text-style-name="P1" draw:layer="layout" svg:width="2.5cm" svg:height="0.38cm" svg:x="15.665cm" svg:y="12.70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Process 5" draw:style-name="gr235" draw:text-style-name="P5" xml:id="id23" draw:id="id23" draw:layer="layout" svg:width="3cm" svg:height="2cm" svg:x="13.335cm" svg:y="7.1cm">
          <text:p text:style-name="P4"><text:span text:style-name="T1">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6" draw:style-name="gr236" draw:text-style-name="P6" draw:layer="layout" draw:type="curve" svg:x1="16.915cm" svg:y1="10.835cm" svg:x2="14.835cm" svg:y2="9.1cm" draw:start-shape="id22" draw:start-glue-point="0" draw:end-shape="id23" draw:end-glue-point="6" svg:d="M16915 10835c0-1309-2080-442-2080-1735" svg:viewBox="0 0 2081 1736">
          <text:p/>
        </draw:connector>
        <draw:connector draw:name="Connector-Curved 17" draw:style-name="gr237" draw:text-style-name="P6" draw:layer="layout" draw:type="curve" svg:x1="14.835cm" svg:y1="9.1cm" svg:x2="11.889cm" svg:y2="12.079cm" draw:start-shape="id23" draw:start-glue-point="6" draw:end-shape="id24" draw:end-glue-point="1" svg:d="M14835 9100c0 1986-982 2979-2946 2979" svg:viewBox="0 0 2947 2980">
          <text:p/>
        </draw:connector>
        <draw:connector draw:name="Connector-Curved 20" draw:style-name="gr238" draw:text-style-name="P6" draw:layer="layout" draw:type="curve" svg:x1="14.835cm" svg:y1="7.1cm" svg:x2="14.375cm" svg:y2="3.905cm" draw:start-shape="id23" draw:start-glue-point="4" draw:end-shape="id25" draw:end-glue-point="2" svg:d="M14835 7100c0-2386-460-789-460-3195" svg:viewBox="0 0 461 3196">
          <text:p/>
        </draw:connector>
        <draw:g draw:name="server 6" draw:style-name="gr1" xml:id="id26" draw:id="id26">
          <draw:g draw:style-name="gr1">
            <draw:rect draw:style-name="gr239" draw:text-style-name="P1" draw:layer="layout" svg:width="3cm" svg:height="0.625cm" svg:x="5.08cm" svg:y="5.12cm">
              <text:p/>
            </draw:rect>
            <draw:circle draw:style-name="gr240" draw:text-style-name="P1" draw:layer="layout" svg:width="0.125cm" svg:height="0.125cm" svg:x="5.33cm" svg:y="5.37cm">
              <text:p/>
            </draw:circle>
            <draw:circle draw:style-name="gr241" draw:text-style-name="P2" draw:layer="layout" svg:width="0.376cm" svg:height="0.375cm" svg:x="7.33cm" svg:y="5.245cm">
              <text:p/>
            </draw:circle>
            <draw:circle draw:style-name="gr242" draw:text-style-name="P1" draw:layer="layout" svg:width="0.125cm" svg:height="0.125cm" svg:x="5.831cm" svg:y="5.37cm">
              <text:p/>
            </draw:circle>
            <draw:circle draw:style-name="gr243" draw:text-style-name="P1" draw:layer="layout" svg:width="0.125cm" svg:height="0.125cm" svg:x="5.581cm" svg:y="5.37cm">
              <text:p/>
            </draw:circle>
            <draw:custom-shape draw:style-name="gr244" draw:text-style-name="P1" draw:layer="layout" svg:width="0.752cm" svg:height="0.125cm" svg:x="6.33cm" svg:y="5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245" draw:text-style-name="P1" draw:layer="layout" svg:width="3cm" svg:height="0.625cm" svg:x="5.08cm" svg:y="5.745cm">
              <text:p/>
            </draw:rect>
            <draw:circle draw:style-name="gr246" draw:text-style-name="P1" draw:layer="layout" svg:width="0.125cm" svg:height="0.125cm" svg:x="5.33cm" svg:y="5.995cm">
              <text:p/>
            </draw:circle>
            <draw:circle draw:style-name="gr247" draw:text-style-name="P2" draw:layer="layout" svg:width="0.376cm" svg:height="0.375cm" svg:x="7.33cm" svg:y="5.87cm">
              <text:p/>
            </draw:circle>
            <draw:circle draw:style-name="gr248" draw:text-style-name="P1" draw:layer="layout" svg:width="0.125cm" svg:height="0.125cm" svg:x="5.831cm" svg:y="5.995cm">
              <text:p/>
            </draw:circle>
            <draw:circle draw:style-name="gr249" draw:text-style-name="P1" draw:layer="layout" svg:width="0.125cm" svg:height="0.125cm" svg:x="5.581cm" svg:y="5.995cm">
              <text:p/>
            </draw:circle>
            <draw:custom-shape draw:style-name="gr250" draw:text-style-name="P1" draw:layer="layout" svg:width="0.752cm" svg:height="0.125cm" svg:x="6.33cm" svg:y="5.9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251" draw:text-style-name="P1" draw:layer="layout" svg:width="3cm" svg:height="0.625cm" svg:x="5.08cm" svg:y="6.37cm">
              <text:p/>
            </draw:rect>
            <draw:circle draw:style-name="gr252" draw:text-style-name="P1" draw:layer="layout" svg:width="0.125cm" svg:height="0.125cm" svg:x="5.33cm" svg:y="6.62cm">
              <text:p/>
            </draw:circle>
            <draw:circle draw:style-name="gr253" draw:text-style-name="P2" draw:layer="layout" svg:width="0.376cm" svg:height="0.375cm" svg:x="7.33cm" svg:y="6.495cm">
              <text:p/>
            </draw:circle>
            <draw:circle draw:style-name="gr254" draw:text-style-name="P1" draw:layer="layout" svg:width="0.125cm" svg:height="0.125cm" svg:x="5.831cm" svg:y="6.62cm">
              <text:p/>
            </draw:circle>
            <draw:circle draw:style-name="gr255" draw:text-style-name="P1" draw:layer="layout" svg:width="0.125cm" svg:height="0.125cm" svg:x="5.581cm" svg:y="6.62cm">
              <text:p/>
            </draw:circle>
            <draw:custom-shape draw:style-name="gr256" draw:text-style-name="P1" draw:layer="layout" svg:width="0.752cm" svg:height="0.125cm" svg:x="6.33cm" svg:y="6.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rect draw:style-name="gr257" draw:text-style-name="P1" draw:layer="layout" svg:width="3cm" svg:height="0.625cm" svg:x="5.08cm" svg:y="6.995cm">
              <text:p/>
            </draw:rect>
            <draw:circle draw:style-name="gr258" draw:text-style-name="P1" draw:layer="layout" svg:width="0.125cm" svg:height="0.125cm" svg:x="5.33cm" svg:y="7.245cm">
              <text:p/>
            </draw:circle>
            <draw:circle draw:style-name="gr259" draw:text-style-name="P2" draw:layer="layout" svg:width="0.376cm" svg:height="0.375cm" svg:x="7.33cm" svg:y="7.12cm">
              <text:p/>
            </draw:circle>
            <draw:circle draw:style-name="gr260" draw:text-style-name="P1" draw:layer="layout" svg:width="0.125cm" svg:height="0.125cm" svg:x="5.831cm" svg:y="7.245cm">
              <text:p/>
            </draw:circle>
            <draw:circle draw:style-name="gr261" draw:text-style-name="P1" draw:layer="layout" svg:width="0.125cm" svg:height="0.125cm" svg:x="5.581cm" svg:y="7.245cm">
              <text:p/>
            </draw:circle>
            <draw:custom-shape draw:style-name="gr262" draw:text-style-name="P1" draw:layer="layout" svg:width="0.752cm" svg:height="0.125cm" svg:x="6.33cm" svg:y="7.2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name="Connector-Curved 21" draw:style-name="gr263" draw:text-style-name="P6" draw:layer="layout" draw:type="curve" svg:x1="8.889cm" svg:y1="12.079cm" svg:x2="6.58cm" svg:y2="7.62cm" draw:start-shape="id24" draw:start-glue-point="3" draw:end-shape="id26" draw:end-glue-point="2" svg:d="M8889 12079c-1540 0-2309-1486-2309-4459" svg:viewBox="0 0 2310 4460">
          <text:p/>
        </draw:connector>
        <draw:custom-shape draw:name="Data 1" draw:style-name="gr264" draw:text-style-name="P5" xml:id="id40" draw:id="id40" draw:layer="layout" svg:width="1.826cm" svg:height="0.718cm" svg:x="11.43cm" svg:y="11.611cm">
          <text:p text:style-name="P4"><text:span text:style-name="T1">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curve">
                  <anim:animateMotion smil:dur="2s" smil:fill="hold" smil:targetElement="id40" svg:path="M0.0140357142857143 0.00698412698412698c-0.318857142857143-0.000888888888888889-0.219892857142857-0.283174603174603-0.219892857142857-0.283174603174603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8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_3f_" draw:display-name="?" svg:viewBox="0 0 20 30" svg:d="M20 0h-20l10 30z"/>
    <draw:marker draw:name="Arrow" svg:viewBox="0 0 20 30" svg:d="M10 0l-10 30h20z"/>
    <draw:marker draw:name="Arrowheads_20_11" draw:display-name="Arrowheads 11" svg:viewBox="0 0 20 30" svg:d="M10 0l-10 30h20z"/>
    <draw:marker draw:name="Arrowheads_20_9" draw:display-name="Arrowheads 9" svg:viewBox="0 0 20 20" svg:d="M0 20l10-20 10 20z"/>
    <draw:stroke-dash draw:name="_3f_" draw:display-name="?" draw:style="rect" draw:dots1="1" draw:dots1-length="0.08cm" draw:dots2="1" draw:dots2-length="0.08cm" draw:distance="0.08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09:12:54.365100909</meta:creation-date>
    <dc:date>2025-08-13T11:53:06.173391579</dc:date>
    <meta:editing-duration>PT40M38S</meta:editing-duration>
    <meta:editing-cycles>12</meta:editing-cycles>
    <meta:generator>LibreOffice/24.8.7.2$Linux_X86_64 LibreOffice_project/e07d0a63a46349d29051da79b1fde8160bab2a89</meta:generator>
    <meta:print-date>2025-08-13T11:29:07.435716765</meta:print-date>
    <meta:printed-by>PDF files</meta:printed-by>
    <meta:document-statistic meta:object-count="341"/>
  </office:meta>
</office:document-meta>
</file>